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TC" style:font-family-complex="'Noto Sans CJK TC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06:32:12.2136266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Dev/7.4.0.0.alpha0$Linux_X86_64 LibreOffice_project/74c0e50083c26e64428f7a50739a0761593ae70e</meta:generator>
  </office:meta>
</office:document-meta>
</file>